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in(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ers =</text:p>
          </table:table-cell>
          <table:table-cell office:value-type="string" calcext:value-type="string">
            <text:p>[players from db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_commands</text:p>
          </table:table-cell>
          <table:table-cell office:value-type="string" calcext:value-type="string">
            <text:p>{fly: fly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Pelilooppi while Tru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 can do stuff her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or player in <text:s/>enumerate(players):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 lock statu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[flydest]</text:p>
          </table:table-cell>
          <table:table-cell office:value-type="string" calcext:value-type="string">
            <text:p>get_flight_dest</text:p>
          </table:table-cell>
          <table:table-cell/>
          <table:table-cell office:value-type="string" calcext:value-type="string">
            <text:p>these maybe as table/numpy matr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saildest]</text:p>
          </table:table-cell>
          <table:table-cell office:value-type="string" calcext:value-type="string">
            <text:p>get_sail_d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hikedest}</text:p>
          </table:table-cell>
          <table:table-cell office:value-type="string" calcext:value-type="string">
            <text:p>get_hike_des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[jobs]</text:p>
          </table:table-cell>
          <table:table-cell office:value-type="string" calcext:value-type="string">
            <text:p>get_job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nt_start_screen(player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er_input = input(“: “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o stuff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int_flydest()</text:p>
          </table:table-cell>
          <table:table-cell office:value-type="string" calcext:value-type="string">
            <text:p>näistä exit-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nt_jobs()</text:p>
          </table:table-cell>
          <table:table-cell office:value-type="string" calcext:value-type="string">
            <text:p>-tulosta start_scre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yer.location = new_locatio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arch(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 ENÄÄ MUISTA MIKSI ACTION RESULTS PITÄISI TULOSTAA VUORON ALUSSA VUORON AIK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LIKOHAN SYY HITCHHIKING-LOCKISS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ITCHHIKING LOCK VOISI TULOSTAA JÄLJELLÄ OLEVAN MATKAN JA KOHTEEN PELAAJALLE, NÄMÄ PITÄÄ TALLENTUA LOOPIN YL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int_action_results(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“You arrived safely to xxx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“You found grandma’s suitcase!”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“Pirates boarded your ship. Roll a dice to hide!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oll(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“You hided successfully and didn’t get robbed”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n counter +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d here</text:p>
          </table:table-cell>
          <table:table-cell office:value-type="string" calcext:value-type="string">
            <text:p>next player(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06:00.230232554</meta:creation-date>
    <dc:date>2023-09-28T08:24:09.165620818</dc:date>
    <meta:editing-duration>PT5M17S</meta:editing-duration>
    <meta:editing-cycles>3</meta:editing-cycles>
    <meta:generator>LibreOffice/7.3.7.2$Linux_X86_64 LibreOffice_project/30$Build-2</meta:generator>
    <meta:document-statistic meta:table-count="1" meta:cell-count="40" meta:object-count="0"/>
  </office:meta>
</office:document-meta>
</file>